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asian="Times New Roman" style:font-name-complex="Times New Roman" style:letter-kerning="false" style:language-asian="de" style:country-asian="DE" style:language-complex="ar" style:country-complex="SA"/>
    </style:style>
    <style:style style:name="P3"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4"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5"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6"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7"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8"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9"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10"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P11" style:parent-style-name="Standard" style:family="paragraph">
      <style:paragraph-properties fo:widows="2" fo:orphans="2" style:vertical-align="auto" fo:margin-top="0.0708in" fo:margin-bottom="0.0708in"/>
      <style:text-properties style:font-name-asian="Times New Roman" style:font-name-complex="Times New Roman" fo:font-weight="bold" style:font-weight-asian="bold" style:font-weight-complex="bold" style:letter-kerning="false" fo:font-size="13pt" style:font-size-asian="13pt" style:font-size-complex="13pt" style:language-asian="de" style:country-asian="DE" style:language-complex="ar" style:country-complex="SA" fo:hyphenate="true"/>
    </style:style>
    <style:style style:name="P12" style:parent-style-name="Standard" style:family="paragraph">
      <style:paragraph-properties fo:widows="2" fo:orphans="2" style:vertical-align="auto" fo:margin-top="0.0708in" fo:margin-bottom="0.0708in"/>
      <style:text-properties style:font-name-asian="Times New Roman" style:font-name-complex="Times New Roman" style:letter-kerning="false" style:language-asian="de" style:country-asian="DE" style:language-complex="ar" style:country-complex="SA" fo:hyphenate="true"/>
    </style:style>
    <style:style style:name="P13" style:parent-style-name="Standard" style:family="paragraph">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office:automatic-styles>
  <office:body>
    <office:text text:use-soft-page-breaks="true">
      <text:p text:style-name="P1"><text:tab/><text:tab/><text:tab/><text:tab/><text:tab/><text:tab/>Leistenheft</text:p>
      <text:p text:style-name="Standard"/>
      <text:p text:style-name="Standard"/>
      <text:p text:style-name="Standard"/>
      <text:p text:style-name="Standard">Das<text:s/><text:span text:style-name="Fett">Lastenheft</text:span><text:s/>beschreibt die Anforderungen des Auftraggebers an den im Rahmen des Projekts zu erbringenden Leistungsumfang. Grundsätzlich sollte der Auftraggeber das Lastenheft formulieren. Es dient dann als Grundlage zur Einholung von Angeboten (Ausschreibung, Angebotsanfragen). Insbesondere im Bau und Anlagenbau wird das Lastenheft auch als Leistungsverzeichnis (LV) bezeichnet</text:p>
      <text:p text:style-name="Standard"/>
      <text:p text:style-name="Standard"/>
      <text:p text:style-name="Standard"><text:tab/></text:p>
      <text:p text:style-name="Standard"><text:span text:style-name="T2">Die Gliederung eines Lastenhefts sollte folgende Punkte enthalten:</text:span></text:p>
      <text:list text:style-name="LFO1" text:continue-numbering="true">
        <text:list-item>
          <text:p text:style-name="P3">Die Spezifikation des zu erbringenden Werks (Liefergegenstand, Lieferobjekt, Projektprodukt)</text:p>
        </text:list-item>
        <text:list-item>
          <text:p text:style-name="P4">Die Anforderungen an das Produkt bei seiner späteren Verwendung (z.B. Temperaturbereich)</text:p>
        </text:list-item>
        <text:list-item>
          <text:p text:style-name="P5">Rahmenbedingungen für Produkt und Leistungserbringung (z.B. Normen, Richtlinien, Materialien usw.)</text:p>
        </text:list-item>
        <text:list-item>
          <text:p text:style-name="P6">vertragliche Konditionen (z.B. Erbringen von Teilleistungen, Gewährleistungsanforderungen, Risikomanagement usw.)</text:p>
        </text:list-item>
        <text:list-item>
          <text:p text:style-name="P7">Anforderungen an den Auftragnehmer (z.B. Zertifizierungen)</text:p>
        </text:list-item>
        <text:list-item>
          <text:p text:style-name="P8">Anforderungen an das Projektmanagement des Auftragnehmers (z.B. Projektdokumentation, Controlling-Methoden)</text:p>
        </text:list-item>
      </text:list>
      <text:p text:style-name="P9"/>
      <text:p text:style-name="P10"/>
      <text:h text:style-name="P11" text:outline-level="3">Wer schreibt das Lastenheft?</text:h>
      <text:p text:style-name="P12">Grundsätzlich sollte der Auftraggeber das Lastenheft formulieren. Dennoch erstellt oft der designierte Auftragnehmer in Abstimmung mit dem Auftraggeber das Lastenheft.</text:p>
      <text:p text:style-name="P1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Überschrift3" style:display-name="Überschrift 3" style:family="paragraph" style:parent-style-name="Standard" style:default-outline-level="3">
      <style:paragraph-properties fo:widows="2" fo:orphans="2" style:vertical-align="auto" fo:margin-top="0.0708in" fo:margin-bottom="0.0708in"/>
      <style:text-properties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fo:hyphenate="tru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ett" style:display-name="Fett" style:family="text" style:parent-style-name="Absatz-Standardschriftart">
      <style:text-properties fo:font-weight="bold" style:font-weight-asian="bold" style:font-weight-complex="bold"/>
    </style:style>
    <style:style style:name="StandardWeb" style:display-name="Standard (Web)" style:family="paragraph" style:parent-style-name="Standard">
      <style:paragraph-properties fo:widows="2" fo:orphans="2" style:vertical-align="auto" fo:margin-top="0.0694in" fo:margin-bottom="0.0694in"/>
      <style:text-properties style:font-name-asian="Times New Roman" style:font-name-complex="Times New Roman" style:letter-kerning="false" style:language-asian="de" style:country-asian="DE" style:language-complex="ar" style:country-complex="SA" fo:hyphenate="true"/>
    </style:style>
    <style:style style:name="hgkelc" style:display-name="hgkelc" style:family="text" style:parent-style-name="Absatz-Standardschriftart"/>
    <style:style style:name="Überschrift3Zchn" style:display-name="Überschrift 3 Zchn" style:family="text" style:parent-style-name="Absatz-Standardschriftart">
      <style:text-properties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Alghder</meta:initial-creator>
    <dc:creator>Mohammad Alghder</dc:creator>
    <meta:creation-date>2009-04-16T11:32:00Z</meta:creation-date>
    <dc:date>2021-09-13T09:07:00Z</dc:date>
    <meta:template xlink:href="Normal" xlink:type="simple"/>
    <meta:editing-cycles>3</meta:editing-cycles>
    <meta:editing-duration>PT0S</meta:editing-duration>
    <meta:user-defined meta:name="Info 1"/>
    <meta:user-defined meta:name="Info 2"/>
    <meta:user-defined meta:name="Info 3"/>
    <meta:user-defined meta:name="Info 4"/>
    <meta:document-statistic meta:page-count="1" meta:paragraph-count="2" meta:word-count="169" meta:character-count="1236" meta:row-count="8" meta:non-whitespace-character-count="1069"/>
  </office:meta>
</office:document-meta>
</file>